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Patrick Hand" svg:font-family="'Patrick Hand', fantasy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02124" style:font-name="Patrick Hand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¿Qué valores deben tener las variables "x", "y" y "z" para que la expresión "x === y === z" se evalúe "true"?</text:span> </text:p>
      <text:p text:style-name="P1">Las variables x e y tienen que tener el mismo valor y tipo, mientras que la variable z tiene que tener el valor y tipo true.</text:p>
      <text:p text:style-name="P1"/>
      <text:p text:style-name="P1"/>
      <text:p text:style-name="P1"><text:span text:style-name="T1">¿Qué valores deben tener las variables "x", "y" y "z" para que la expresión "x == y == z" se evalúe "true"?</text:span> </text:p>
      <text:p text:style-name="P1">Las variables x e y tienen que tener el mismo valor, mientras que la variable z puede tener los valores true o “true” (con el operador == no se compara el tipo de dato)</text:p>
      <text:p text:style-name="P1"/>
      <text:p text:style-name="P1"><text:span text:style-name="T1">¿Qúe valores deben tener las variables "x", "y" y "z" para que la expresión "x &lt; y &lt; z" se evalúe "true"?</text:span> </text:p>
      <text:p text:style-name="P1">La variable x tiene que tener un valor mayor que y e z tiene que tener un valor de true para que x&lt;y se evalúe como false y entonces false &lt; <text:s/>true evalúa true. </text:p>
      <text:p text:style-name="P1"/>
      <text:p text:style-name="P1"><text:span text:style-name="T1">Determina todos los posibles órdenes de evaluación de la siguiente expresión "1*2+3*4+5*6"</text:span> </text:p>
      <text:p text:style-name="P1"/>
      <text:p text:style-name="P1">Conociendo que el operador multiplicación (*) tiene un orden de precedencia mayor que el operador suma (+) en cualquier caso primero se realizan las multiplicaciones y luego las sumas. Sea cual sea la opción de evaluación, si respetamos el orden de precedencia entre operadores el resultado será el mismo “2+12+30” lo que evalúa un valor de 44</text:p>
      <text:p text:style-name="P1"/>
      <text:p text:style-name="P1"><text:span text:style-name="T1">Determina todos los posibles órdenes de evaluación de la siguiente expresión "true&amp;&amp;false||false&amp;&amp;true||true&amp;&amp;false"</text:span> </text:p>
      <text:p text:style-name="P1"/>
      <text:p text:style-name="P1">Conociendo que el operador &amp;&amp; tiene un orden de precedencia mayor que || , primero se evalúan las operaciones con el operador &amp;&amp; y luego las operaciones con el operador ||. Respetando este orden de precedencia la expresión se reduce a “false||false||false lo que se evalúa como fal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Patrick Hand" svg:font-family="'Patrick Hand', fantasy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0" meta:word-count="289" meta:character-count="1611"/>
    <dc:date>2022-04-29T23:13:04.27</dc:date>
    <dc:creator>Andres Podadera</dc:creator>
    <meta:generator>OpenOffice/4.1.11$Win32 OpenOffice.org_project/4111m1$Build-9808</meta:generator>
  </office:meta>
</office:document-meta>
</file>